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72d" officeooo:paragraph-rsid="0018ad47"/>
    </style:style>
    <style:style style:name="T1" style:family="text">
      <style:text-properties officeooo:rsid="0016f807"/>
    </style:style>
    <style:style style:name="T2" style:family="text">
      <style:text-properties officeooo:rsid="001824fe"/>
    </style:style>
    <style:style style:name="T3" style:family="text">
      <style:text-properties officeooo:rsid="0018ad47"/>
    </style:style>
    <style:style style:name="T4" style:family="text">
      <style:text-properties officeooo:rsid="0019a7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ESTADO(<text:line-break/>estado VARCHAR(25),<text:line-break/>uf VARCHAR(2),<text:line-break/>PRIMARY KEY (estado));<text:line-break/></text:p>
      <text:p text:style-name="P1"><text:span text:style-name="T3">CREATE TABLE CIDADE</text:span><text:line-break/><text:span text:style-name="T3">cidade</text:span> VARCHAR(25),<text:line-break/>uf VARCHAR(2),<text:line-break/>PRIMARY KEY (<text:span text:style-name="T3">cidade</text:span>));</text:p>
      <text:p text:style-name="P1"/>
      <text:p text:style-name="P1"><text:span text:style-name="T3">CREATE TABLE CIDADE</text:span><text:line-break/><text:span text:style-name="T3">cidade</text:span> VARCHAR(25),<text:line-break/>uf VARCHAR(2),</text:p>
      <text:p text:style-name="P1">rua VARCHAR(50),<text:line-break/>nro_casa INTEGER,<text:line-break/>PRIMARY KEY (<text:span text:style-name="T3">cidade</text:span>));</text:p>
      <text:p text:style-name="P1"/>
      <text:p text:style-name="P1"><text:span text:style-name="T3">CREATE TABLE ENDEREÇO</text:span><text:line-break/><text:span text:style-name="T3">cidade</text:span> VARCHAR(25),</text:p>
      <text:p text:style-name="P1"><text:span text:style-name="T3">estado VARCHAR(25),</text:span><text:line-break/>uf VARCHAR(2),<text:line-break/>PRIMARY KEY (<text:span text:style-name="T3">cidade</text:span>)</text:p>
      <text:p text:style-name="P1"><text:span text:style-name="T3">PRIMARY KEY (estado)</text:span></text:p>
      <text:p text:style-name="P1"><text:span text:style-name="T3">FOREIGN KEY (cidade) REFERENCES CIDADE(cidade)</text:span></text:p>
      <text:p text:style-name="P1"><text:span text:style-name="T3">FOREIGN KEY (estado) REFERENCES ESTADO(estado))</text:span>;</text:p>
      <text:p text:style-name="P1"><text:line-break/>CREATE TABLE CADASTRO_CLIENTE (<text:line-break/>nome VARCHAR(25),<text:line-break/>sobrenome VARCHAR(25),<text:line-break/>cpf INTEGER(11) NOT NULL,<text:line-break/>numero_telefone INTEGER,<text:line-break/>cnpj INTEGER NOT NULL UNIQUE,<text:line-break/>email VARCHAR(50),<text:line-break/>usuario VARCHAR(25) NOT NULL UNIQUE,<text:line-break/>senha VARCHAR(50) NOT NULL,<text:line-break/>PRIMARY KEY (cpf),<text:line-break/>FOREIGN KEY (uf) REFERENCES ESTADO(estado));<text:line-break/><text:line-break/>CREATE TABLE AREA_LOGIN(<text:line-break/>usuario VARCHAR(25) NOT NULL,<text:line-break/>senha VARCHAR(50) NOT NULL,<text:line-break/>FOREIGN KEY(usuario) REFERENCES CADATRO_CLIENTE(usuario)<text:line-break/>FOREIGN KEY(senha) REFERENCES CADATRO_CLIENTE(senha));<text:line-break/><text:line-break/>CREATE TABLE PRODUTO_PREMIU<text:span text:style-name="T2">M</text:span>(<text:line-break/>nome VARCHAR(50),<text:line-break/>id_p_p INTEGER(5) NOT NULL,<text:line-break/>PRIMARY KEY(id_p_p));<text:line-break/><text:line-break/>CREATE TABLE PRODUTO(<text:line-break/>nome VARCHAR(50),<text:line-break/>id_produto INTEGER(5) NOT NULL,<text:line-break/><text:soft-page-break/>PRIMARY KEY(id_produto));<text:line-break/><text:line-break/>CREATE TABLE CATALOGO(<text:line-break/>descricao_pro VARCHAR(150),<text:line-break/>id_p_p INTEGER(5) NOT NULL,<text:line-break/>id_produto INTEGER(5) NOT NULL,<text:line-break/>PRIMARY KEY(descricao_pro),<text:line-break/>FOREIGN KEY (id_p_p) REFERENCES PRODUTO_PREMIU<text:span text:style-name="T4">M</text:span>(id_p_p),<text:line-break/>FOREIGN KEY (id_produto) REFERENCES PRODUTO(id_produto));<text:line-break/><text:line-break/>CREATE TABLE PEDIDO(<text:line-break/>usuario VARCHAR(50),<text:line-break/>id_produto INTEGER(5) NOT NULL,<text:line-break/>id_pedido INTEGER(5) NOT NULL,<text:line-break/>id_p_p INTEGER(5) NOT NULL,<text:line-break/>nome VARCHAR(50),<text:line-break/>PRIMARY KEY(usuario, id_produto),<text:line-break/>FOREIGN KEY (usuario) REFERENCES CADASTRO_CLIENTE(usuario),<text:line-break/>FOREIGN KEY(id_produto) REFERENCES PRODUTO(id_produto),<text:line-break/>FOREIGN KEY(id_p_p) REFERENCES PRODUTO_PREMIUN(id_p_p));<text:line-break/><text:line-break/>CREATE TABLE FUNCIONARIO(<text:line-break/>cidade VARCHAR(50),<text:line-break/>id_fun INTEGER(7),<text:line-break/>nome_fun VARCHAR(50),<text:line-break/>PRIMARY KEY (id_fun));<text:line-break/><text:line-break/>CREATE TABLE LOCAL_MAIS_PROXIMO(<text:line-break/>cidade VARCHAR(50),<text:line-break/>uf VARCHAR(2),<text:line-break/>usuario VARCHAR(50),<text:line-break/>id_fun INTEGER(7),<text:line-break/>PRIMARY KEY (cidade, estado),<text:line-break/>FOREIGN KEY (uf) REFERENCES ESTADO(estado)<text:line-break/>FOREIGN KEY (usuario) REFERENCES CADASTRO_CLIENTE(usuario)<text:line-break/>FOREIGN KEY (id_fun) REFERENCES FUNCIONARIO(id_fun));<text:line-break/><text:line-break/>CREATE TABLE <text:span text:style-name="T1">S</text:span>EDE_LOJA(<text:line-break/>cidade VARCHAR(50),<text:line-break/>uf VARCHAR(2),<text:line-break/>PRIMARY KEY(cidade,estado),<text:line-break/>FOREIGN KEY(uf) REFERENCES ESTADO(estado));<text:line-break/><text:line-break/>CREATE TABLE MONTAGEM(<text:line-break/>nome_fun VARCHAR(50),<text:line-break/>id_fun INTEGER(7)NOT NULL,<text:line-break/>id_pedido INTEGER(5)NOT NULL,<text:line-break/>PRIMARY KEY(id_fun, id_pedido),<text:line-break/>FOREIGN KEY(id_fun) REFERENCES FUNCIONARIO(id_fun),<text:line-break/>FOREIGN KEY(id_pedido) REFERENCES PEDIDO(id_pedido));<text:line-break/><text:line-break/>CREATE TABLE TRANSPORTADORA(<text:line-break/><text:soft-page-break/>nome_trans VARCHAR(50),<text:line-break/>id_trans INTEGER(10),<text:line-break/>id_pedido INTEGER(5),<text:line-break/>usuario VARCHAR(50),<text:line-break/>PRIMARY KEY (id_trans),<text:line-break/>FOREIGN KEY (id_pedido) REFERENCES PEDIDO(id_pedido),<text:line-break/>FOREIGN KEY (usuario) REFERENCES CADASTRO_CLIENTE(usuario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19:26.174000000</meta:creation-date>
    <dc:date>2017-06-11T21:42:54.016000000</dc:date>
    <meta:editing-duration>PT5H2M37S</meta:editing-duration>
    <meta:editing-cycles>3</meta:editing-cycles>
    <meta:generator>LibreOffice/5.3.1.2$Windows_x86 LibreOffice_project/e80a0e0fd1875e1696614d24c32df0f95f03deb2</meta:generator>
    <meta:document-statistic meta:table-count="0" meta:image-count="0" meta:object-count="0" meta:page-count="3" meta:paragraph-count="10" meta:word-count="299" meta:character-count="2824" meta:non-whitespace-character-count="2523"/>
  </office:meta>
</office:document-meta>
</file>